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  <style:style style:name="T2" style:family="text">
      <style:text-properties officeooo:rsid="001c0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The simple solution to managing al your activities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43:54.682000000</dc:date>
    <meta:editing-duration>PT11M49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1" meta:character-count="697" meta:non-whitespace-character-count="620"/>
  </office:meta>
</office:document-meta>
</file>